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A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A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E23" style:family="table-cell">
      <style:table-cell-properties fo:background-color="#dc2300" fo:padding="0.097cm" fo:border-left="0.05pt solid #000000" fo:border-right="0.05pt solid #000000" fo:border-top="none" fo:border-bottom="0.05pt solid #000000">
        <style:background-image/>
      </style:table-cell-properties>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none"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none"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none" fo:border-top="none" fo:border-bottom="0.05pt solid #000000"/>
    </style:style>
    <style:style style:name="Tabelle1.A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none"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none"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none"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none"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none"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none"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none" fo:border-top="none" fo:border-bottom="0.05pt solid #000000"/>
    </style:style>
    <style:style style:name="Tabelle1.D34" style:family="table-cell">
      <style:table-cell-properties fo:padding="0.097cm" fo:border-left="0.05pt solid #000000" fo:border-right="none"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none" fo:border-top="none" fo:border-bottom="0.05pt solid #000000"/>
    </style:style>
    <style:style style:name="Tabelle1.A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background-color="#dc2300">
        <style:background-image/>
      </style:paragraph-properties>
      <style:text-properties style:use-window-font-color="true" style:font-name="Arial"/>
    </style:style>
    <style:style style:name="P15" style:family="paragraph" style:parent-style-name="Table_20_Contents">
      <style:paragraph-properties fo:background-color="#ffff66">
        <style:background-image/>
      </style:paragraph-properties>
      <style:text-properties style:font-name="Arial"/>
    </style:style>
    <style:style style:name="P16" style:family="paragraph" style:parent-style-name="Table_20_Contents">
      <style:paragraph-properties fo:background-color="#5c8526">
        <style:background-image/>
      </style:paragraph-properties>
      <style:text-properties style:font-name="Arial"/>
    </style:style>
    <style:style style:name="P17" style:family="paragraph" style:parent-style-name="Table_20_Contents">
      <style:paragraph-properties fo:background-color="#0000ff">
        <style:background-image/>
      </style:paragraph-properties>
      <style:text-properties style:font-name="Arial"/>
    </style:style>
    <style:style style:name="P18" style:family="paragraph" style:parent-style-name="Table_20_Heading">
      <style:text-properties style:font-name="Arial"/>
    </style:style>
    <style:style style:name="P19" style:family="paragraph" style:parent-style-name="Table_20_Contents">
      <style:paragraph-properties fo:background-color="#e6e6ff">
        <style:background-image/>
      </style:paragraph-properties>
      <style:text-properties style:font-name="Arial"/>
    </style:style>
    <style:style style:name="P20"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1" style:family="paragraph" style:parent-style-name="Table_20_Contents">
      <style:paragraph-properties fo:text-align="center" style:justify-single-word="false"/>
      <style:text-properties style:font-name="Arial"/>
    </style:style>
    <style:style style:name="P22" style:family="paragraph" style:parent-style-name="Table_20_Contents">
      <style:paragraph-properties fo:text-align="start" style:justify-single-word="false"/>
      <style:text-properties style:font-name="Arial" fo:font-size="10pt" style:font-size-asian="10pt" style:font-size-complex="10pt"/>
    </style:style>
    <style:style style:name="P23"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24" style:family="paragraph" style:parent-style-name="Table_20_Contents" style:list-style-name="L4">
      <style:paragraph-properties fo:margin-left="0.75cm" fo:margin-right="0.009cm" fo:text-indent="-0.635cm" style:auto-text-indent="false">
        <style:tab-stops>
          <style:tab-stop style:position="0.291cm"/>
        </style:tab-stops>
      </style:paragraph-properties>
      <style:text-properties style:font-name="Arial"/>
    </style:style>
    <style:style style:name="P25" style:family="paragraph" style:parent-style-name="Table_20_Contents" style:list-style-name="L4">
      <style:paragraph-properties fo:margin-left="0.75cm" fo:margin-right="0.009cm" fo:text-indent="-0.635cm" style:auto-text-indent="false">
        <style:tab-stops>
          <style:tab-stop style:position="0.053cm"/>
        </style:tab-stops>
      </style:paragraph-properties>
      <style:text-properties style:font-name="Arial"/>
    </style:style>
    <style:style style:name="P26"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27" style:family="paragraph" style:parent-style-name="Table_20_Contents" style:list-style-name="L5">
      <style:paragraph-properties fo:margin-left="0.697cm" fo:margin-right="0.009cm" fo:text-indent="-0.635cm" style:auto-text-indent="false">
        <style:tab-stops>
          <style:tab-stop style:position="0.053cm"/>
        </style:tab-stops>
      </style:paragraph-properties>
      <style:text-properties style:font-name="Arial"/>
    </style:style>
    <style:style style:name="P28" style:family="paragraph" style:parent-style-name="Table_20_Contents" style:list-style-name="L6">
      <style:paragraph-properties fo:margin-left="0.697cm" fo:margin-right="0.009cm" fo:text-indent="-0.635cm" style:auto-text-indent="false">
        <style:tab-stops>
          <style:tab-stop style:position="0.026cm"/>
        </style:tab-stops>
      </style:paragraph-properties>
      <style:text-properties style:font-name="Arial"/>
    </style:style>
    <style:style style:name="P29"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30" style:family="paragraph" style:parent-style-name="Table_20_Contents" style:list-style-name="L5">
      <style:paragraph-properties fo:margin-left="0.723cm" fo:margin-right="0.009cm" fo:text-indent="-0.635cm" style:auto-text-indent="false">
        <style:tab-stops>
          <style:tab-stop style:position="0.106cm"/>
        </style:tab-stops>
      </style:paragraph-properties>
      <style:text-properties style:font-name="Arial"/>
    </style:style>
    <style:style style:name="P31" style:family="paragraph" style:parent-style-name="Table_20_Contents" style:list-style-name="L7">
      <style:paragraph-properties fo:margin-left="0.723cm" fo:margin-right="0.009cm" fo:text-indent="-0.635cm" style:auto-text-indent="false">
        <style:tab-stops>
          <style:tab-stop style:position="0.212cm"/>
        </style:tab-stops>
      </style:paragraph-properties>
      <style:text-properties style:font-name="Arial"/>
    </style:style>
    <style:style style:name="P32" style:family="paragraph" style:parent-style-name="Table_20_Contents" style:list-style-name="L8">
      <style:paragraph-properties fo:margin-left="0.723cm" fo:margin-right="0.009cm" fo:text-indent="-0.635cm" style:auto-text-indent="false">
        <style:tab-stops>
          <style:tab-stop style:position="0.159cm"/>
        </style:tab-stops>
      </style:paragraph-properties>
      <style:text-properties style:font-name="Arial"/>
    </style:style>
    <style:style style:name="P33"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34" style:family="paragraph" style:parent-style-name="Table_20_Contents" style:list-style-name="L3">
      <style:paragraph-properties fo:margin-left="0.706cm" fo:margin-right="0.009cm" fo:text-indent="-0.635cm" style:auto-text-indent="false">
        <style:tab-stops>
          <style:tab-stop style:position="0.291cm"/>
        </style:tab-stops>
      </style:paragraph-properties>
      <style:text-properties style:font-name="Arial"/>
    </style:style>
    <style:style style:name="P35" style:family="paragraph" style:parent-style-name="Table_20_Contents" style:list-style-name="L6">
      <style:paragraph-properties fo:margin-left="0.644cm" fo:margin-right="0.009cm" fo:text-indent="-0.635cm" style:auto-text-indent="false">
        <style:tab-stops>
          <style:tab-stop style:position="0.344cm"/>
        </style:tab-stops>
      </style:paragraph-properties>
      <style:text-properties style:font-name="Arial"/>
    </style:style>
    <style:style style:name="P36" style:family="paragraph" style:parent-style-name="Table_20_Contents" style:list-style-name="L6">
      <style:paragraph-properties fo:margin-left="0.644cm" fo:margin-right="0.009cm" fo:text-indent="-0.635cm" style:auto-text-indent="false">
        <style:tab-stops>
          <style:tab-stop style:position="0.185cm"/>
        </style:tab-stops>
      </style:paragraph-properties>
      <style:text-properties style:font-name="Arial"/>
    </style:style>
    <style:style style:name="P37" style:family="paragraph" style:parent-style-name="Table_20_Contents" style:list-style-name="L7">
      <style:paragraph-properties fo:margin-left="0.644cm" fo:margin-right="0.009cm" fo:text-indent="-0.635cm" style:auto-text-indent="false">
        <style:tab-stops>
          <style:tab-stop style:position="0.106cm"/>
        </style:tab-stops>
      </style:paragraph-properties>
      <style:text-properties style:font-name="Arial"/>
    </style:style>
    <style:style style:name="P38" style:family="paragraph" style:parent-style-name="Table_20_Contents" style:list-style-name="L8">
      <style:paragraph-properties fo:margin-left="0.67cm" fo:margin-right="0.009cm" fo:text-indent="-0.635cm" style:auto-text-indent="false">
        <style:tab-stops>
          <style:tab-stop style:position="0.106cm"/>
        </style:tab-stops>
      </style:paragraph-properties>
      <style:text-properties style:font-name="Arial"/>
    </style:style>
    <style:style style:name="P39" style:family="paragraph" style:parent-style-name="Heading_20_1" style:list-style-name=""/>
    <style:style style:name="P40" style:family="paragraph" style:parent-style-name="Heading_20_1">
      <style:paragraph-properties fo:break-before="page"/>
    </style:style>
    <style:style style:name="P41" style:family="paragraph" style:parent-style-name="Contents_20_Heading" style:master-page-name="First_20_Page">
      <style:paragraph-properties style:page-number="auto"/>
    </style:style>
    <style:style style:name="P42" style:family="paragraph" style:parent-style-name="Heading_20_2">
      <style:text-properties style:font-name="Arial"/>
    </style:style>
    <style:style style:name="P43" style:family="paragraph" style:parent-style-name="Heading_20_2">
      <style:paragraph-properties fo:break-before="page"/>
    </style:style>
    <style:style style:name="P44" style:family="paragraph" style:parent-style-name="Contents_20_1">
      <style:paragraph-properties>
        <style:tab-stops>
          <style:tab-stop style:position="25.7cm" style:type="right" style:leader-style="dotted" style:leader-text="."/>
        </style:tab-stops>
      </style:paragraph-properties>
    </style:style>
    <style:style style:name="P45" style:family="paragraph" style:parent-style-name="Contents_20_2">
      <style:paragraph-properties>
        <style:tab-stops>
          <style:tab-stop style:position="25.201cm" style:type="right" style:leader-style="dotted" style:leader-text="."/>
        </style:tab-stops>
      </style:paragraph-properties>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0</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Draft</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2-10-28T23:58:37">So, 28. Oktober 2012</text:date></text:p>
          </table:table-cell>
        </table:table-row>
      </table:table>
      <text:p text:style-name="P4"/>
      <text:h text:style-name="Heading_20_1" text:outline-level="1"/>
      <text:h text:style-name="P39"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1">Table of Contents</text:p>
          </text:index-title>
          <text:p text:style-name="P44"><text:a xlink:type="simple" xlink:href="#__RefHeading__107_563616479" text:style-name="Index_20_Link" text:visited-style-name="Index_20_Link">Overview<text:tab/>3</text:a></text:p>
          <text:p text:style-name="P45"><text:a xlink:type="simple" xlink:href="#__RefHeading__104_2069334933" text:style-name="Index_20_Link" text:visited-style-name="Index_20_Link">Test Environment and Result<text:tab/>3</text:a></text:p>
          <text:p text:style-name="P45"><text:a xlink:type="simple" xlink:href="#__RefHeading__106_2069334933" text:style-name="Index_20_Link" text:visited-style-name="Index_20_Link">Instructions<text:tab/>3</text:a></text:p>
          <text:p text:style-name="P44"><text:a xlink:type="simple" xlink:href="#__RefHeading__346_222615650" text:style-name="Index_20_Link" text:visited-style-name="Index_20_Link">Tests<text:tab/>4</text:a></text:p>
          <text:p text:style-name="P45"><text:a xlink:type="simple" xlink:href="#__RefHeading__348_222615650" text:style-name="Index_20_Link" text:visited-style-name="Index_20_Link">KDE Daemon Service<text:tab/>4</text:a></text:p>
          <text:p text:style-name="P45"><text:a xlink:type="simple" xlink:href="#__RefHeading__576_222615650" text:style-name="Index_20_Link" text:visited-style-name="Index_20_Link">KCM Module<text:tab/>5</text:a></text:p>
          <text:p text:style-name="P45"><text:a xlink:type="simple" xlink:href="#__RefHeading__578_222615650" text:style-name="Index_20_Link" text:visited-style-name="Index_20_Link">Applet<text:tab/>14</text:a></text:p>
        </text:index-body>
      </text:table-of-content>
      <text:p text:style-name="Text_20_body"/>
      <text:h text:style-name="P39" text:outline-level="1"/>
      <text:h text:style-name="P40"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4"/>
          </table:table-cell>
          <table:table-cell office:value-type="string">
            <text:p text:style-name="P6"><text:s/>The test failed.</text:p>
          </table:table-cell>
        </table:table-row>
        <table:table-row>
          <table:table-cell office:value-type="string">
            <text:p text:style-name="P15"/>
          </table:table-cell>
          <table:table-cell office:value-type="string">
            <text:p text:style-name="P6"><text:s/>The test passed but there are some issues.</text:p>
          </table:table-cell>
        </table:table-row>
        <table:table-row>
          <table:table-cell office:value-type="string">
            <text:p text:style-name="P16"/>
          </table:table-cell>
          <table:table-cell office:value-type="string">
            <text:p text:style-name="P6"><text:s/>The test passed.</text:p>
          </table:table-cell>
        </table:table-row>
        <table:table-row>
          <table:table-cell office:value-type="string">
            <text:p text:style-name="P17"/>
          </table:table-cell>
          <table:table-cell office:value-type="string">
            <text:p text:style-name="P6"><text:s/>The test could not be executed because the description is insufficient.</text:p>
          </table:table-cell>
        </table:table-row>
        <table:table-row>
          <table:table-cell office:value-type="string">
            <text:p text:style-name="P19"/>
          </table:table-cell>
          <table:table-cell office:value-type="string">
            <text:p text:style-name="P6"><text:s/>The test was not executed (e.g. due to lack of hardware or time).</text:p>
          </table:table-cell>
        </table:table-row>
      </table:table>
      <text:h text:style-name="P42" text:outline-level="2"/>
      <text:h text:style-name="P40"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18">Test</text:p>
          </table:table-cell>
          <table:table-cell table:style-name="TestsKDED.A1" office:value-type="string">
            <text:p text:style-name="P18">Action</text:p>
          </table:table-cell>
          <table:table-cell table:style-name="TestsKDED.A1" office:value-type="string">
            <text:p text:style-name="P18">Expect</text:p>
          </table:table-cell>
          <table:table-cell table:style-name="TestsKDED.A1" office:value-type="string">
            <text:p text:style-name="P18">Issues</text:p>
          </table:table-cell>
          <table:table-cell table:style-name="TestsKDED.E1" office:value-type="string">
            <text:p text:style-name="P18">Result</text:p>
          </table:table-cell>
        </table:table-row>
        <table:table-row>
          <table:table-cell table:style-name="TestsKDED.A2" office:value-type="string">
            <text:p text:style-name="P12">Start / Stop Daemon</text:p>
          </table:table-cell>
          <table:table-cell table:style-name="TestsKDED.B2" office:value-type="string">
            <text:list xml:id="list1314535041" text:style-name="L1">
              <text:list-item>
                <text:p text:style-name="P23">Open KDE's system settings.</text:p>
              </text:list-item>
              <text:list-item>
                <text:p text:style-name="P23">Select "Startup and Shutdown"</text:p>
              </text:list-item>
              <text:list-item>
                <text:p text:style-name="P23">Select "Service Manager"</text:p>
              </text:list-item>
              <text:list-item>
                <text:p text:style-name="P23">Select the Wacom tablet service from the list of services.</text:p>
              </text:list-item>
              <text:list-item>
                <text:p text:style-name="P23">Press the "Stop" button (Expect 1)</text:p>
              </text:list-item>
              <text:list-item>
                <text:p text:style-name="P23">Press the "Start" button (Expect 2)</text:p>
              </text:list-item>
            </text:list>
          </table:table-cell>
          <table:table-cell table:style-name="TestsKDED.C2" office:value-type="string">
            <text:list xml:id="list1193166289" text:continue-list="list1314535041" text:style-name="L1">
              <text:list-item text:start-value="1">
                <text:p text:style-name="P26">The service is stopped without crashing.</text:p>
              </text:list-item>
              <text:list-item>
                <text:p text:style-name="P26">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43"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8">Test</text:p>
          </table:table-cell>
          <table:table-cell table:style-name="Tabelle1.A1" office:value-type="string">
            <text:p text:style-name="P18">Action</text:p>
          </table:table-cell>
          <table:table-cell table:style-name="Tabelle1.A1" office:value-type="string">
            <text:p text:style-name="P18">Expect</text:p>
          </table:table-cell>
          <table:table-cell table:style-name="Tabelle1.A1" office:value-type="string">
            <text:p text:style-name="P18">Issues</text:p>
          </table:table-cell>
          <table:table-cell table:style-name="Tabelle1.E1" office:value-type="string">
            <text:p text:style-name="P18">Result</text:p>
          </table:table-cell>
        </table:table-row>
        <table:table-row>
          <table:table-cell table:style-name="Tabelle1.A5" office:value-type="string">
            <text:p text:style-name="P12">Start Module</text:p>
          </table:table-cell>
          <table:table-cell table:style-name="Tabelle1.B5" office:value-type="string">
            <text:list xml:id="list1220123131" text:style-name="L2">
              <text:list-item>
                <text:p text:style-name="P29">Disconnect any tablet devices.</text:p>
              </text:list-item>
              <text:list-item>
                <text:p text:style-name="P29">Stop the KDE Tablet Daemon Service.</text:p>
              </text:list-item>
              <text:list-item>
                <text:p text:style-name="P29">Open KDE's system settings.</text:p>
              </text:list-item>
              <text:list-item>
                <text:p text:style-name="P29">Select the Wacom Tablet Configuration Module (Expect 1).</text:p>
              </text:list-item>
              <text:list-item>
                <text:p text:style-name="P29">Close the Wacom Tablet Configuration Module.</text:p>
              </text:list-item>
              <text:list-item>
                <text:p text:style-name="P29">Start the KDE Tablet Daemon Service.</text:p>
              </text:list-item>
              <text:list-item>
                <text:p text:style-name="P29">Open the Wacom Tablet Configuration Module (Expect 2).</text:p>
              </text:list-item>
              <text:list-item>
                <text:p text:style-name="P29">Connect a tablet device (Expect 3).</text:p>
              </text:list-item>
              <text:list-item>
                <text:p text:style-name="P29">Disconnect the tablet again (Expect 4).</text:p>
              </text:list-item>
            </text:list>
          </table:table-cell>
          <table:table-cell table:style-name="Tabelle1.C5" office:value-type="string">
            <text:list xml:id="list1600768020" text:continue-list="list1220123131" text:style-name="L2">
              <text:list-item text:start-value="1">
                <text:p text:style-name="P33">The module is opened and displays an error message about the daemon not being available.</text:p>
              </text:list-item>
              <text:list-item>
                <text:p text:style-name="P33">The module is opened and displays an error message about no tablet being available.</text:p>
              </text:list-item>
              <text:list-item>
                <text:p text:style-name="P33">The error message disappears and the configuration options are displayed.</text:p>
              </text:list-item>
              <text:list-item>
                <text:p text:style-name="P33">The error message about no tablet being available is displayed again.</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Create Profile</text:p>
          </table:table-cell>
          <table:table-cell table:style-name="Tabelle1.B5" office:value-type="string">
            <text:list xml:id="list1352832871" text:continue-numbering="true" text:style-name="L2">
              <text:list-item>
                <text:list>
                  <text:list-item>
                    <text:p text:style-name="P29">Press the "Create New Profile" button (Expect 1).</text:p>
                  </text:list-item>
                  <text:list-item>
                    <text:p text:style-name="P29">Press Cancel (Expect 2).</text:p>
                  </text:list-item>
                  <text:list-item>
                    <text:p text:style-name="P29">Press the "Create New Profile" button again (Expect 1).</text:p>
                  </text:list-item>
                  <text:list-item>
                    <text:p text:style-name="P29">Enter a new profile name and confirm the dialog (Expect 3).</text:p>
                  </text:list-item>
                  <text:list-item>
                    <text:p text:style-name="P29">Press the "Create New Profile" button again (Expect 1)</text:p>
                  </text:list-item>
                  <text:list-item>
                    <text:p text:style-name="P29">Enter a profile name which already exists and confirm the dialog (Expect 4).</text:p>
                  </text:list-item>
                  <text:list-item>
                    <text:p text:style-name="P29">Change some settings of the current profile but do not apply them yet.</text:p>
                  </text:list-item>
                  <text:list-item>
                    <text:p text:style-name="P29">Press the "Create New Profile" button again (Expect 1)</text:p>
                  </text:list-item>
                  <text:list-item>
                    <text:p text:style-name="P29">Enter a new profile name which does not exist yet and confirm the dialog. (Expect 5).</text:p>
                  </text:list-item>
                  <text:list-item>
                    <text:p text:style-name="P29">Save the changes and switch back from the <text:soft-page-break/>new profile to the previous one. (Expect 6)</text:p>
                  </text:list-item>
                </text:list>
              </text:list-item>
            </text:list>
          </table:table-cell>
          <table:table-cell table:style-name="Tabelle1.C5" office:value-type="string">
            <text:list xml:id="list818758081" text:continue-list="list1352832871" text:style-name="L2">
              <text:list-item text:start-value="1">
                <text:p text:style-name="P33">A dialog is displayed prompting for a profile name.</text:p>
              </text:list-item>
              <text:list-item>
                <text:p text:style-name="P33">The dialog is closed and no profile is created.</text:p>
              </text:list-item>
              <text:list-item>
                <text:p text:style-name="P33">A new profile is created and is automatically selected.</text:p>
              </text:list-item>
              <text:list-item>
                <text:p text:style-name="P33">The dialog is closed but no profile is created.</text:p>
              </text:list-item>
              <text:list-item>
                <text:p text:style-name="P33">A prompt is displayed, allowing the user to apply unsaved changes.</text:p>
              </text:list-item>
              <text:list-item>
                <text:p text:style-name="P33">The unsaved change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Switch Profile</text:p>
          </table:table-cell>
          <table:table-cell table:style-name="Tabelle1.B5" office:value-type="string">
            <text:list xml:id="list1815572425" text:continue-numbering="true" text:style-name="L2">
              <text:list-item>
                <text:list>
                  <text:list-item>
                    <text:p text:style-name="P29">Change some settings of the current profile but do not save them yet.</text:p>
                  </text:list-item>
                  <text:list-item>
                    <text:p text:style-name="P29">Switch to a different profile (Expect 1).</text:p>
                  </text:list-item>
                  <text:list-item>
                    <text:p text:style-name="P29">Save the changes. (Expect 2)</text:p>
                  </text:list-item>
                  <text:list-item>
                    <text:p text:style-name="P29">Switch back to the previous profile (Expect 3).</text:p>
                  </text:list-item>
                  <text:list-item>
                    <text:p text:style-name="P29">Change settings from different tabs, apply them and switch profiles back and forth (Expect 3).</text:p>
                  </text:list-item>
                </text:list>
              </text:list-item>
            </text:list>
          </table:table-cell>
          <table:table-cell table:style-name="Tabelle1.C5" office:value-type="string">
            <text:list xml:id="list1347275524" text:continue-list="list1815572425" text:style-name="L2">
              <text:list-item text:start-value="1">
                <text:p text:style-name="P33">A prompt is displayed allowing the user to save unsaved changes.</text:p>
              </text:list-item>
              <text:list-item>
                <text:p text:style-name="P33">The changes are saved and the profile is switched to the selected one.</text:p>
              </text:list-item>
              <text:list-item>
                <text:p text:style-name="P33">The profile setting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Delete Profile</text:p>
          </table:table-cell>
          <table:table-cell table:style-name="Tabelle1.B5" office:value-type="string">
            <text:list xml:id="list393382452" text:continue-numbering="true" text:style-name="L2">
              <text:list-item>
                <text:list>
                  <text:list-item>
                    <text:p text:style-name="P29">Press the delete profile button (Expect 1)</text:p>
                  </text:list-item>
                </text:list>
              </text:list-item>
            </text:list>
          </table:table-cell>
          <table:table-cell table:style-name="Tabelle1.C5" office:value-type="string">
            <text:list xml:id="list769513489" text:continue-list="list393382452" text:style-name="L2">
              <text:list-item text:start-value="1">
                <text:p text:style-name="P33">The current profile is deleted and a different profile is select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6" table:number-columns-spanned="5" office:value-type="string">
            <text:p text:style-name="P13">General Tab</text:p>
          </table:table-cell>
          <table:covered-table-cell/>
          <table:covered-table-cell/>
          <table:covered-table-cell/>
          <table:covered-table-cell/>
        </table:table-row>
        <table:table-row>
          <table:table-cell table:style-name="Tabelle1.A35" office:value-type="string">
            <text:p text:style-name="P12">Shortcuts</text:p>
          </table:table-cell>
          <table:table-cell table:style-name="Tabelle1.B35" office:value-type="string">
            <text:list xml:id="list2107771094" text:continue-numbering="true" text:style-name="L2">
              <text:list-item>
                <text:list>
                  <text:list-item>
                    <text:list>
                      <text:list-item>
                        <text:list>
                          <text:list-item>
                            <text:list>
                              <text:list-item>
                                <text:p text:style-name="P29">Make sure a tablet is connected.</text:p>
                              </text:list-item>
                              <text:list-item>
                                <text:p text:style-name="P29">Assign a keyboard shortcut to each shortcut action and apply the changes.</text:p>
                              </text:list-item>
                              <text:list-item>
                                <text:p text:style-name="P29">Press each keyboard shortcut (Expect 1).</text:p>
                              </text:list-item>
                              <text:list-item>
                                <text:p text:style-name="P29">Close the configuration module.</text:p>
                              </text:list-item>
                              <text:list-item>
                                <text:p text:style-name="P29">Press each keyboard shortcut again (Expect 1).</text:p>
                              </text:list-item>
                            </text:list>
                          </text:list-item>
                        </text:list>
                      </text:list-item>
                    </text:list>
                  </text:list-item>
                </text:list>
              </text:list-item>
            </text:list>
          </table:table-cell>
          <table:table-cell table:style-name="Tabelle1.C35" office:value-type="string">
            <text:list xml:id="list1253392685" text:continue-list="list2107771094" text:style-name="L2">
              <text:list-item text:start-value="1">
                <text:p text:style-name="P33">The shortcut triggers the corresponding actio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8" table:number-columns-spanned="5" office:value-type="string">
            <text:p text:style-name="P13">Pen Tab</text:p>
          </table:table-cell>
          <table:covered-table-cell/>
          <table:covered-table-cell/>
          <table:covered-table-cell/>
          <table:covered-table-cell/>
        </table:table-row>
        <table:table-row>
          <table:table-cell table:style-name="Tabelle1.A35" office:value-type="string">
            <text:p text:style-name="P12">Eraser Feel</text:p>
          </table:table-cell>
          <table:table-cell table:style-name="Tabelle1.B35" office:value-type="string">
            <text:list xml:id="list1410886379" text:continue-numbering="true" text:style-name="L2">
              <text:list-item>
                <text:list>
                  <text:list-item>
                    <text:list>
                      <text:list-item>
                        <text:list>
                          <text:list-item>
                            <text:list>
                              <text:list-item>
                                <text:p text:style-name="P29">Use xsetwacom to query the current value of the eraser device's "Threshold" parameter.</text:p>
                              </text:list-item>
                              <text:list-item>
                                <text:p text:style-name="P29">Use the slider to change the eraser feel and apply the changes.</text:p>
                              </text:list-item>
                              <text:list-item>
                                <text:p text:style-name="P29">Use xsetwacom to query the "Threshold" parameter of the eraser device again (Expect 1).</text:p>
                              </text:list-item>
                            </text:list>
                          </text:list-item>
                        </text:list>
                      </text:list-item>
                    </text:list>
                  </text:list-item>
                </text:list>
              </text:list-item>
            </text:list>
          </table:table-cell>
          <table:table-cell table:style-name="Tabelle1.C35" office:value-type="string">
            <text:list xml:id="list1360742162" text:continue-list="list1410886379" text:style-name="L2">
              <text:list-item text:start-value="1">
                <text:p text:style-name="P33">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Eraser Pressure Curve</text:p>
          </table:table-cell>
          <table:table-cell table:style-name="Tabelle1.B35" office:value-type="string">
            <text:list xml:id="list1404015646" text:continue-numbering="true" text:style-name="L2">
              <text:list-item>
                <text:list>
                  <text:list-item>
                    <text:list>
                      <text:list-item>
                        <text:list>
                          <text:list-item>
                            <text:list>
                              <text:list-item>
                                <text:p text:style-name="P29">Use xsetwacom to query the current value of the eraser's "PressureCurve" parameter.</text:p>
                              </text:list-item>
                              <text:list-item>
                                <text:p text:style-name="P29">Press the "Edit Pressure Curve" button <text:soft-page-break/>(Expect 1).</text:p>
                              </text:list-item>
                              <text:list-item>
                                <text:p text:style-name="P29">Change the pressure curve, confirm the dialog with ok and apply the changes.</text:p>
                              </text:list-item>
                              <text:list-item>
                                <text:p text:style-name="P29">Use xsetwacom to query the "PressureCurve" parameter of the eraser device again (Expect 2).</text:p>
                              </text:list-item>
                            </text:list>
                          </text:list-item>
                        </text:list>
                      </text:list-item>
                    </text:list>
                  </text:list-item>
                </text:list>
              </text:list-item>
            </text:list>
          </table:table-cell>
          <table:table-cell table:style-name="Tabelle1.C35" office:value-type="string">
            <text:list xml:id="list1910275428" text:continue-list="list1404015646" text:style-name="L2">
              <text:list-item text:start-value="1">
                <text:p text:style-name="P33">A dialog appears which allows the user to edit the pressure curve.</text:p>
              </text:list-item>
              <text:list-item>
                <text:p text:style-name="P33">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Button Settings</text:p>
          </table:table-cell>
          <table:table-cell table:style-name="Tabelle1.B35" office:value-type="string">
            <text:list xml:id="list1451829621" text:continue-numbering="true" text:style-name="L2">
              <text:list-item>
                <text:list>
                  <text:list-item>
                    <text:list>
                      <text:list-item>
                        <text:list>
                          <text:list-item>
                            <text:list>
                              <text:list-item>
                                <text:p text:style-name="P29">Make sure "use Hover Click" from the "Cursor Settings" is disabled.</text:p>
                              </text:list-item>
                              <text:list-item>
                                <text:p text:style-name="P29">Assign any action to Button 2 &amp; 3 and apply the changes.</text:p>
                              </text:list-item>
                              <text:list-item>
                                <text:p text:style-name="P29">Move the pen in range of the tablet and press each button (Expect 1).</text:p>
                              </text:list-item>
                              <text:list-item>
                                <text:p text:style-name="P29">Repeat the procedure for each possible action.</text:p>
                              </text:list-item>
                            </text:list>
                          </text:list-item>
                        </text:list>
                      </text:list-item>
                    </text:list>
                  </text:list-item>
                </text:list>
              </text:list-item>
            </text:list>
          </table:table-cell>
          <table:table-cell table:style-name="Tabelle1.C35" office:value-type="string">
            <text:list xml:id="list952434426" text:continue-list="list1451829621" text:style-name="L2">
              <text:list-item text:start-value="1">
                <text:p text:style-name="P33">The button triggers the assigned actio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Cursor Settings – Hover Click</text:p>
          </table:table-cell>
          <table:table-cell table:style-name="Tabelle1.B35" office:value-type="string">
            <text:list xml:id="list801936972" text:continue-numbering="true" text:style-name="L2">
              <text:list-item>
                <text:list>
                  <text:list-item>
                    <text:list>
                      <text:list-item>
                        <text:list>
                          <text:list-item>
                            <text:list>
                              <text:list-item>
                                <text:p text:style-name="P29">Enable "use Hover Click" and apply the changes.</text:p>
                              </text:list-item>
                              <text:list-item>
                                <text:p text:style-name="P29">Move the stylus in range of the tablet but make sure you do not touch the surface.</text:p>
                              </text:list-item>
                              <text:list-item>
                                <text:p text:style-name="P29">Press one of the stylus' buttons (Expect 1).</text:p>
                              </text:list-item>
                              <text:list-item>
                                <text:p text:style-name="P29">Press the button again, hold it down and touch the tablet's surface with the tip of the pen (Expect 2).</text:p>
                              </text:list-item>
                            </text:list>
                          </text:list-item>
                        </text:list>
                      </text:list-item>
                    </text:list>
                  </text:list-item>
                </text:list>
              </text:list-item>
            </text:list>
          </table:table-cell>
          <table:table-cell table:style-name="Tabelle1.C35" office:value-type="string">
            <text:list xml:id="list1307976030" text:continue-list="list801936972" text:style-name="L2">
              <text:list-item text:start-value="1">
                <text:p text:style-name="P33">The button's action is not triggered.</text:p>
              </text:list-item>
              <text:list-item>
                <text:p text:style-name="P33">The button's action is trigger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Cursor Settings – Mode</text:p>
          </table:table-cell>
          <table:table-cell table:style-name="Tabelle1.B35" office:value-type="string">
            <text:list xml:id="list2019113478" text:continue-numbering="true" text:style-name="L2">
              <text:list-item>
                <text:list>
                  <text:list-item>
                    <text:list>
                      <text:list-item>
                        <text:list>
                          <text:list-item>
                            <text:list>
                              <text:list-item>
                                <text:p text:style-name="P29">Set the mode to absolute and apply the changes.</text:p>
                              </text:list-item>
                              <text:list-item>
                                <text:p text:style-name="P29">Move the Stylus to different areas of the tablet and watch the mouse cursor (Expect 1).</text:p>
                              </text:list-item>
                              <text:list-item>
                                <text:p text:style-name="P29">Set the mode to relative and apply the changes.</text:p>
                              </text:list-item>
                              <text:list-item>
                                <text:p text:style-name="P29">Move the Stylus to different areas of the tablet and watch the mouse cursor (Expect 2)</text:p>
                              </text:list-item>
                            </text:list>
                          </text:list-item>
                        </text:list>
                      </text:list-item>
                    </text:list>
                  </text:list-item>
                </text:list>
              </text:list-item>
            </text:list>
          </table:table-cell>
          <table:table-cell table:style-name="Tabelle1.C35" office:value-type="string">
            <text:list xml:id="list288101793" text:continue-list="list2019113478" text:style-name="L2">
              <text:list-item text:start-value="1">
                <text:p text:style-name="P33">The tablet area is mapped to the screen area and the cursor behaves accordingly.</text:p>
              </text:list-item>
              <text:list-item>
                <text:p text:style-name="P33">The tablet area is not mapped to the whole screen but behaves like a mouse cursor.</text:p>
              </text:list-item>
            </text:list>
          </table:table-cell>
          <table:table-cell table:style-name="Tabelle1.D35" office:value-type="string">
            <text:p text:style-name="P11"/>
          </table:table-cell>
          <table:table-cell table:style-name="Tabelle1.E2" office:value-type="string">
            <text:p text:style-name="P11"/>
          </table:table-cell>
        </table:table-row>
        <text:soft-page-break/>
        <table:table-row>
          <table:table-cell table:style-name="Tabelle1.A35" office:value-type="string">
            <text:p text:style-name="P12">Tip Feel</text:p>
          </table:table-cell>
          <table:table-cell table:style-name="Tabelle1.B35" office:value-type="string">
            <text:list xml:id="list372178785" text:style-name="L3">
              <text:list-item>
                <text:p text:style-name="P34">Use xsetwacom to query the current value of the stylus device's "Threshold" parameter.</text:p>
              </text:list-item>
              <text:list-item>
                <text:p text:style-name="P34">Use the slider to change the tip feel and apply the changes.</text:p>
              </text:list-item>
              <text:list-item>
                <text:p text:style-name="P34">Use xsetwacom to query the "Threshold" parameter of the stylus device again (Expect 1).</text:p>
              </text:list-item>
            </text:list>
          </table:table-cell>
          <table:table-cell table:style-name="Tabelle1.C35" office:value-type="string">
            <text:list xml:id="list1136247289" text:continue-list="list288101793" text:style-name="L2">
              <text:list-item text:start-value="1">
                <text:p text:style-name="P33">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ip Pressure Curve</text:p>
          </table:table-cell>
          <table:table-cell table:style-name="Tabelle1.B35" office:value-type="string">
            <text:list xml:id="list863313851" text:continue-list="list372178785" text:style-name="L3">
              <text:list-item text:start-value="1">
                <text:p text:style-name="P34">Use xsetwacom to query the current value of the stylus' "PressureCurve" parameter.</text:p>
              </text:list-item>
              <text:list-item>
                <text:p text:style-name="P34">Press the "Edit Pressure Curve" button (Expect 1).</text:p>
              </text:list-item>
              <text:list-item>
                <text:p text:style-name="P34">Change the pressure curve, confirm the dialog with ok and apply the changes.</text:p>
              </text:list-item>
              <text:list-item>
                <text:p text:style-name="P34">Use xsetwacom to query the "PressureCurve" parameter of the stylus device again (Expect 2).</text:p>
              </text:list-item>
            </text:list>
          </table:table-cell>
          <table:table-cell table:style-name="Tabelle1.C35" office:value-type="string">
            <text:list xml:id="list986424634" text:continue-list="list1136247289" text:style-name="L2">
              <text:list-item text:start-value="1">
                <text:p text:style-name="P33">A dialog appears which allows the user to edit the pressure curve.</text:p>
              </text:list-item>
              <text:list-item>
                <text:p text:style-name="P33">The value chang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16" table:number-columns-spanned="5" office:value-type="string">
            <text:p text:style-name="P13">Pad Buttons Tab</text:p>
          </table:table-cell>
          <table:covered-table-cell/>
          <table:covered-table-cell/>
          <table:covered-table-cell/>
          <table:covered-table-cell/>
        </table:table-row>
        <table:table-row>
          <table:table-cell table:style-name="Tabelle1.A35" office:value-type="string">
            <text:p text:style-name="P12">Express Keys</text:p>
          </table:table-cell>
          <table:table-cell table:style-name="Tabelle1.B35" office:value-type="string">
            <text:list xml:id="list431918913" text:continue-list="list863313851" text:style-name="L3">
              <text:list-item text:start-value="1">
                <text:p text:style-name="P34">Assign "Button 1" to each express key and save the changes.</text:p>
              </text:list-item>
              <text:list-item>
                <text:p text:style-name="P34">Open "dolphin" and use your mouse and the express keys to navigate (Expect 1)</text:p>
              </text:list-item>
              <text:list-item>
                <text:p text:style-name="P34">Assign a simple key to each express key and apply the changes.</text:p>
              </text:list-item>
              <text:list-item>
                <text:p text:style-name="P34">Open "kate", place the cursor in the text field and press each express key (Expect 2)</text:p>
              </text:list-item>
              <text:list-item>
                <text:p text:style-name="P34">Disable each express key and apply the changes.</text:p>
              </text:list-item>
              <text:list-item>
                <text:p text:style-name="P34">Go back to kate and press each express key (Expect 3)</text:p>
              </text:list-item>
              <text:list-item>
                <text:p text:style-name="P34">Play with the settings and assign different shortcut key combinations to the express keys. Apply the changes and use any application to test your settings (Expect 4).</text:p>
              </text:list-item>
            </text:list>
          </table:table-cell>
          <table:table-cell table:style-name="Tabelle1.C35" office:value-type="string">
            <text:list xml:id="list275934436" text:continue-list="list986424634" text:style-name="L2">
              <text:list-item text:start-value="1">
                <text:p text:style-name="P33">The express keys can be used as left mouse button.</text:p>
              </text:list-item>
              <text:list-item>
                <text:p text:style-name="P33">Pressing the express key adds the assigned key to kate.</text:p>
              </text:list-item>
              <text:list-item>
                <text:p text:style-name="P33">Pressing the express key triggers no action.</text:p>
              </text:list-item>
              <text:list-item>
                <text:p text:style-name="P33">Pressing the express key triggers the assigned shortcut.</text:p>
              </text:list-item>
            </text:list>
          </table:table-cell>
          <table:table-cell table:style-name="Tabelle1.D35" office:value-type="string">
            <text:p text:style-name="P11"/>
          </table:table-cell>
          <table:table-cell table:style-name="Tabelle1.E2" office:value-type="string">
            <text:p text:style-name="P11"/>
          </table:table-cell>
        </table:table-row>
        <text:soft-page-break/>
        <table:table-row>
          <table:table-cell table:style-name="Tabelle1.A35" office:value-type="string">
            <text:p text:style-name="P12">Touch Strip</text:p>
          </table:table-cell>
          <table:table-cell table:style-name="Tabelle1.B35" office:value-type="string">
            <text:list xml:id="list979050867" text:continue-list="list431918913" text:style-name="L3">
              <text:list-item text:start-value="1">
                <text:p text:style-name="P34">Connect a tablet with a touch strip.</text:p>
              </text:list-item>
              <text:list-item>
                <text:p text:style-name="P34">Repeat the actions from the Express Keys Test (Expect 1)</text:p>
              </text:list-item>
            </text:list>
          </table:table-cell>
          <table:table-cell table:style-name="Tabelle1.C35" office:value-type="string">
            <text:list xml:id="list604689580" text:continue-list="list275934436" text:style-name="L2">
              <text:list-item text:start-value="1">
                <text:p text:style-name="P33">The strip actions work as expec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ouch Ring</text:p>
          </table:table-cell>
          <table:table-cell table:style-name="Tabelle1.B35" office:value-type="string">
            <text:list xml:id="list184813334" text:continue-list="list979050867" text:style-name="L3">
              <text:list-item text:start-value="1">
                <text:p text:style-name="P34">Connect a tablet with a touch ring.</text:p>
              </text:list-item>
              <text:list-item>
                <text:p text:style-name="P34">Repeat the actions from the Express Keys Test (Expect 1)</text:p>
              </text:list-item>
            </text:list>
          </table:table-cell>
          <table:table-cell table:style-name="Tabelle1.C35" office:value-type="string">
            <text:list xml:id="list1893223584" text:continue-list="list604689580" text:style-name="L2">
              <text:list-item text:start-value="1">
                <text:p text:style-name="P33">The touch ring works as expec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Wheel</text:p>
          </table:table-cell>
          <table:table-cell table:style-name="Tabelle1.B35" office:value-type="string">
            <text:list xml:id="list307694497" text:continue-list="list184813334" text:style-name="L3">
              <text:list-item text:start-value="1">
                <text:p text:style-name="P34">Connect a tablet with a wheel.</text:p>
              </text:list-item>
              <text:list-item>
                <text:p text:style-name="P34">Repeat the actions from the Express Keys Test (Expect 2)</text:p>
              </text:list-item>
            </text:list>
          </table:table-cell>
          <table:table-cell table:style-name="Tabelle1.C35" office:value-type="string">
            <text:list xml:id="list2075842539" text:continue-list="list1893223584" text:style-name="L2">
              <text:list-item text:start-value="1">
                <text:p text:style-name="P33">The wheel works as expec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21" table:number-columns-spanned="5" office:value-type="string">
            <text:p text:style-name="P13">Touch Tab</text:p>
          </table:table-cell>
          <table:covered-table-cell/>
          <table:covered-table-cell/>
          <table:covered-table-cell/>
          <table:covered-table-cell/>
        </table:table-row>
        <table:table-row>
          <table:table-cell table:style-name="Tabelle1.A35" office:value-type="string">
            <text:p text:style-name="P12">Touch Events</text:p>
          </table:table-cell>
          <table:table-cell table:style-name="Tabelle1.B35" office:value-type="string">
            <text:list xml:id="list895201497" text:continue-list="list307694497" text:style-name="L3">
              <text:list-item>
                <text:list>
                  <text:list-item>
                    <text:list>
                      <text:list-item text:start-value="1">
                        <text:p text:style-name="P34">Connect a tablet with touch capability.</text:p>
                      </text:list-item>
                      <text:list-item>
                        <text:p text:style-name="P34">Disable touch events in the General group and apply the changes (Expect 1)</text:p>
                      </text:list-item>
                      <text:list-item>
                        <text:p text:style-name="P34">Enable touch events and apply the changes (Expect 2)</text:p>
                      </text:list-item>
                    </text:list>
                  </text:list-item>
                </text:list>
              </text:list-item>
            </text:list>
          </table:table-cell>
          <table:table-cell table:style-name="Tabelle1.C35" office:value-type="string">
            <text:list xml:id="list1864757789" text:continue-list="list2075842539" text:style-name="L2">
              <text:list-item text:start-value="1">
                <text:p text:style-name="P33">It is no longer possible to use the pad as a touchpad.</text:p>
              </text:list-item>
              <text:list-item>
                <text:p text:style-name="P33">The pad can be used as a touchpad agai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Invert Scroll</text:p>
          </table:table-cell>
          <table:table-cell table:style-name="Tabelle1.B35" office:value-type="string">
            <text:list xml:id="list1237487034" text:continue-list="list895201497" text:style-name="L3">
              <text:list-item>
                <text:list>
                  <text:list-item>
                    <text:list>
                      <text:list-item text:start-value="1">
                        <text:p text:style-name="P34">Connect a tablet with touch capability.</text:p>
                      </text:list-item>
                      <text:list-item>
                        <text:p text:style-name="P34">Disable the "Invert scroll direction" checkbox and apply the changes.</text:p>
                      </text:list-item>
                      <text:list-item>
                        <text:p text:style-name="P34">Move the cursor into this document so the window is active.</text:p>
                      </text:list-item>
                      <text:list-item>
                        <text:p text:style-name="P34">Scroll the document by placing two fingers on your tablet moving them up and down (Expect 1).</text:p>
                      </text:list-item>
                      <text:list-item>
                        <text:p text:style-name="P34">Enable "Invert scroll direction" and apply the changes.</text:p>
                      </text:list-item>
                      <text:list-item>
                        <text:p text:style-name="P34">Scroll the document again (Expect 2)</text:p>
                      </text:list-item>
                    </text:list>
                  </text:list-item>
                </text:list>
              </text:list-item>
            </text:list>
          </table:table-cell>
          <table:table-cell table:style-name="Tabelle1.C35" office:value-type="string">
            <text:list xml:id="list1670254850" text:continue-list="list1864757789" text:style-name="L2">
              <text:list-item text:start-value="1">
                <text:p text:style-name="P33">The document is scrolled the same way you would move a sheet of paper.</text:p>
              </text:list-item>
              <text:list-item>
                <text:p text:style-name="P33">The scroll direction is inverted.</text:p>
              </text:list-item>
            </text:list>
          </table:table-cell>
          <table:table-cell table:style-name="Tabelle1.D35" office:value-type="string">
            <text:p text:style-name="P22">Known not to work due to xsetwacom ignoring the settings. </text:p>
            <text:p text:style-name="P22"/>
            <text:p text:style-name="P22">Please test anyway!</text:p>
          </table:table-cell>
          <table:table-cell table:style-name="Tabelle1.E23" office:value-type="string">
            <text:p text:style-name="P11"/>
          </table:table-cell>
        </table:table-row>
        <table:table-row>
          <table:table-cell table:style-name="Tabelle1.A35" office:value-type="string">
            <text:p text:style-name="P12">Mode</text:p>
          </table:table-cell>
          <table:table-cell table:style-name="Tabelle1.B35" office:value-type="string">
            <text:list xml:id="list1489141839" text:continue-list="list1237487034" text:style-name="L3">
              <text:list-item>
                <text:list>
                  <text:list-item>
                    <text:list>
                      <text:list-item text:start-value="1">
                        <text:p text:style-name="P34">Connect a tablet with touch capability.</text:p>
                      </text:list-item>
                      <text:list-item>
                        <text:p text:style-name="P34">Select the "Absolute" radio button from the "General" group and apply the changes.</text:p>
                      </text:list-item>
                      <text:list-item>
                        <text:p text:style-name="P34">Touch different areas of your tablet (Expect 1)</text:p>
                      </text:list-item>
                      <text:list-item>
                        <text:p text:style-name="P34"><text:soft-page-break/>Select the "Relative" radio button from the "General" group and apply the changes.</text:p>
                      </text:list-item>
                      <text:list-item>
                        <text:p text:style-name="P34">Touch different areas of your tablet and move your finger on the tablet. (Expect 2)</text:p>
                      </text:list-item>
                    </text:list>
                  </text:list-item>
                </text:list>
              </text:list-item>
            </text:list>
          </table:table-cell>
          <table:table-cell table:style-name="Tabelle1.C35" office:value-type="string">
            <text:list xml:id="list393574182" text:continue-list="list1670254850" text:style-name="L2">
              <text:list-item text:start-value="1">
                <text:p text:style-name="P33">The tablet area is mapped to the screen and the cursor jumps to the corresponding position of the screen when touching the tablet.</text:p>
              </text:list-item>
              <text:list-item>
                <text:p text:style-name="P33">The tablet area is no longer mapped <text:soft-page-break/>to the screen area and the cursor behaves like a normal mouse cursor.</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Gestures</text:p>
          </table:table-cell>
          <table:table-cell table:style-name="Tabelle1.B35" office:value-type="string">
            <text:list xml:id="list2019932574" text:continue-list="list1489141839" text:style-name="L3">
              <text:list-item>
                <text:list>
                  <text:list-item>
                    <text:list>
                      <text:list-item text:start-value="1">
                        <text:p text:style-name="P34">Connect a tablet with touch capability.</text:p>
                      </text:list-item>
                      <text:list-item>
                        <text:p text:style-name="P34">Make sure Touch events are enabled in the "General" group.</text:p>
                      </text:list-item>
                      <text:list-item>
                        <text:p text:style-name="P34">Uncheck the "Enable Gestures" checkbox and apply the changes.</text:p>
                      </text:list-item>
                      <text:list-item>
                        <text:p text:style-name="P34">Click into this document and then use two fingers on your tablet and move them up and down in parallel. (Exepect 1)</text:p>
                      </text:list-item>
                      <text:list-item>
                        <text:p text:style-name="P34">Check the "Enable Gestures" checkbox and apply the changes.</text:p>
                      </text:list-item>
                      <text:list-item>
                        <text:p text:style-name="P34">Click into this document again and try to scroll with the scroll gesture again. (Exepect 2)</text:p>
                      </text:list-item>
                    </text:list>
                  </text:list-item>
                </text:list>
              </text:list-item>
            </text:list>
          </table:table-cell>
          <table:table-cell table:style-name="Tabelle1.C35" office:value-type="string">
            <text:list xml:id="list67466952" text:continue-list="list393574182" text:style-name="L2">
              <text:list-item text:start-value="1">
                <text:p text:style-name="P33">The document does not scroll, only the mouse cursor moves.</text:p>
              </text:list-item>
              <text:list-item>
                <text:p text:style-name="P33">The document is scrolled up and down according to the movement of your fingers.</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Zoom Distance</text:p>
            <text:p text:style-name="P12">Scroll Distance</text:p>
            <text:p text:style-name="P12">Tap Time</text:p>
          </table:table-cell>
          <table:table-cell table:style-name="Tabelle1.B35" office:value-type="string">
            <text:list xml:id="list310156900" text:continue-list="list2019932574" text:style-name="L3">
              <text:list-item>
                <text:list>
                  <text:list-item>
                    <text:list>
                      <text:list-item text:start-value="1">
                        <text:p text:style-name="P34">Connect a tablet with touch capability.</text:p>
                      </text:list-item>
                      <text:list-item>
                        <text:p text:style-name="P34">Use xsetwacom to query the parameter "ZoomDistance" of your touch device.</text:p>
                      </text:list-item>
                      <text:list-item>
                        <text:p text:style-name="P34">Change the "Zoom Distance" value in the Multi-Touch group and apply the changes.</text:p>
                      </text:list-item>
                      <text:list-item>
                        <text:p text:style-name="P34">Use xsetwacom to query the parameter again. (Expect 1)</text:p>
                      </text:list-item>
                      <text:list-item>
                        <text:p text:style-name="P34">Repeat steps 1-4 with the xsetwacom parameters "ScrollDistance" and "TapTime".</text:p>
                      </text:list-item>
                    </text:list>
                  </text:list-item>
                </text:list>
              </text:list-item>
            </text:list>
          </table:table-cell>
          <table:table-cell table:style-name="Tabelle1.C35" office:value-type="string">
            <text:list xml:id="list1082136883" text:continue-list="list67466952" text:style-name="L2">
              <text:list-item text:start-value="1">
                <text:p text:style-name="P33">The value changed to the one entered into the input fiel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27" table:number-columns-spanned="5" office:value-type="string">
            <text:p text:style-name="P13">Pad Mapping</text:p>
          </table:table-cell>
          <table:covered-table-cell/>
          <table:covered-table-cell/>
          <table:covered-table-cell/>
          <table:covered-table-cell/>
        </table:table-row>
        <table:table-row>
          <table:table-cell table:style-name="Tabelle1.A35" office:value-type="string">
            <text:p text:style-name="P12">Orientation</text:p>
          </table:table-cell>
          <table:table-cell table:style-name="Tabelle1.B35" office:value-type="string">
            <text:list xml:id="list1434648604" text:continue-list="list310156900" text:style-name="L3">
              <text:list-item>
                <text:list>
                  <text:list-item>
                    <text:list>
                      <text:list-item text:start-value="1">
                        <text:p text:style-name="P34">Select "none" from the Rotation drop-down menu and apply the changes. (Expect 1)</text:p>
                      </text:list-item>
                      <text:list-item>
                        <text:p text:style-name="P34">Select "clockwise" from the Rotation drop-down menu and apply the changes (Expect 2).</text:p>
                      </text:list-item>
                      <text:list-item>
                        <text:p text:style-name="P34"><text:soft-page-break/>Select "counter clockwise" from the Rotation drop-down menu and apply the changes (Expect 3).</text:p>
                      </text:list-item>
                      <text:list-item>
                        <text:p text:style-name="P34">Select "half" from the Rotation drop-down menu and apply the changes (Expect 4).</text:p>
                      </text:list-item>
                    </text:list>
                  </text:list-item>
                </text:list>
              </text:list-item>
            </text:list>
          </table:table-cell>
          <table:table-cell table:style-name="Tabelle1.C35" office:value-type="string">
            <text:list xml:id="list1627194334" text:continue-list="list1082136883" text:style-name="L2">
              <text:list-item text:start-value="1">
                <text:p text:style-name="P33">Stylus and Eraser controls behave normally.</text:p>
              </text:list-item>
              <text:list-item>
                <text:p text:style-name="P33">Stylus and Eraser controls are rotated clockwise.</text:p>
              </text:list-item>
              <text:list-item>
                <text:p text:style-name="P33">Stylus and Eraser controls are <text:soft-page-break/>rotated counter clockwise.</text:p>
              </text:list-item>
              <text:list-item>
                <text:p text:style-name="P33">Stylus and Eraser controls are upside dow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Auto-Rotate</text:p>
          </table:table-cell>
          <table:table-cell table:style-name="Tabelle1.B35" office:value-type="string">
            <text:list xml:id="list294964154" text:continue-list="list1434648604" text:style-name="L3">
              <text:list-item>
                <text:list>
                  <text:list-item>
                    <text:list>
                      <text:list-item text:start-value="1">
                        <text:p text:style-name="P34">Connect a screen which supports rotation.</text:p>
                      </text:list-item>
                      <text:list-item>
                        <text:p text:style-name="P34">Make sure your pen operates in absolute mode.</text:p>
                      </text:list-item>
                      <text:list-item>
                        <text:p text:style-name="P34">Enable the "Rotate with screen" checkbox and apply the changes.</text:p>
                      </text:list-item>
                      <text:list-item>
                        <text:p text:style-name="P34">Rotate your screen. (Expect 1)</text:p>
                      </text:list-item>
                    </text:list>
                  </text:list-item>
                </text:list>
              </text:list-item>
            </text:list>
          </table:table-cell>
          <table:table-cell table:style-name="Tabelle1.C35" office:value-type="string">
            <text:list xml:id="list1153735656" text:continue-list="list1627194334" text:style-name="L2">
              <text:list-item text:start-value="1">
                <text:p text:style-name="P33">The tablet controls are rotated according to the screen orientation. You have to rotate your tablet as well to get correct cursor movement.</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Auto-Rotate</text:p>
            <text:p text:style-name="P12">(Manually)</text:p>
          </table:table-cell>
          <table:table-cell table:style-name="Tabelle1.B35" office:value-type="string">
            <text:list xml:id="list887835579" text:continue-list="list294964154" text:style-name="L3">
              <text:list-item>
                <text:list>
                  <text:list-item>
                    <text:list>
                      <text:list-item text:start-value="1">
                        <text:p text:style-name="P34">Make sure your pen operates in absolute mode.</text:p>
                      </text:list-item>
                      <text:list-item>
                        <text:p text:style-name="P34">Enable the "Rotate with screen" checkbox and apply the changes.</text:p>
                      </text:list-item>
                      <text:list-item>
                        <text:p text:style-name="P34">Use "xrandr --output &lt;screen&gt; --rotate left" to rotate the screen. (Expect 1) </text:p>
                      </text:list-item>
                    </text:list>
                  </text:list-item>
                </text:list>
              </text:list-item>
            </text:list>
          </table:table-cell>
          <table:table-cell table:style-name="Tabelle1.C35" office:value-type="string">
            <text:list xml:id="list1203693852" text:continue-list="list1153735656" text:style-name="L2">
              <text:list-item text:start-value="1">
                <text:p text:style-name="P33">The tablet controls are rotated according to the screen orientation. You have to rotate the tablet as well to get correct cursor movement.</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Screen Area </text:p>
            <text:p text:style-name="P12">(Single Monitor)</text:p>
          </table:table-cell>
          <table:table-cell table:style-name="Tabelle1.B35" office:value-type="string">
            <text:list xml:id="list1911967901" text:continue-list="list887835579" text:style-name="L3">
              <text:list-item>
                <text:list>
                  <text:list-item>
                    <text:list>
                      <text:list-item text:start-value="1">
                        <text:p text:style-name="P34">Make sure your pen operates in absolute mode.</text:p>
                      </text:list-item>
                      <text:list-item>
                        <text:p text:style-name="P34">Select "Part of the Screen" from the "Screen Area" group and use the red box on the right to define the part of the screen which is to be mapped. Apply the changes. (Expect 1)</text:p>
                      </text:list-item>
                      <text:list-item>
                        <text:p text:style-name="P34">Switch pen mode to relative mode (Expect 2)</text:p>
                      </text:list-item>
                      <text:list-item>
                        <text:p text:style-name="P34">Switch pen mode back to absolute mode (Expect 1).</text:p>
                      </text:list-item>
                      <text:list-item>
                        <text:p text:style-name="P34">Change screen area mapping back to "Full screen" (Expect 3).</text:p>
                      </text:list-item>
                    </text:list>
                  </text:list-item>
                </text:list>
              </text:list-item>
            </text:list>
          </table:table-cell>
          <table:table-cell table:style-name="Tabelle1.C35" office:value-type="string">
            <text:list xml:id="list2152106881" text:continue-list="list1203693852" text:style-name="L2">
              <text:list-item text:start-value="1">
                <text:p text:style-name="P33">The tablet area is mapped to the corresponding part of the screen.</text:p>
              </text:list-item>
              <text:list-item>
                <text:p text:style-name="P33">The tablet can be used to move the mouse cursor freely again.</text:p>
              </text:list-item>
              <text:list-item>
                <text:p text:style-name="P33">The tablet is mapped to the whole screen again.</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Screen Area</text:p>
            <text:p text:style-name="P12">(Multi Monitor)</text:p>
          </table:table-cell>
          <table:table-cell table:style-name="Tabelle1.B35" office:value-type="string">
            <text:list xml:id="list1031618954" text:continue-list="list1911967901" text:style-name="L3">
              <text:list-item>
                <text:list>
                  <text:list-item>
                    <text:list>
                      <text:list-item text:start-value="1">
                        <text:p text:style-name="P34">Connect a second monitor and make sure you pen operates in absolute mode.</text:p>
                      </text:list-item>
                      <text:list-item>
                        <text:p text:style-name="P34">Map the screen area to one of the screens and apply the changes. (Expect 1)</text:p>
                      </text:list-item>
                      <text:list-item>
                        <text:p text:style-name="P34"><text:soft-page-break/>Map the screen are to the other screen and apply the changes. (Expect 1)</text:p>
                      </text:list-item>
                      <text:list-item>
                        <text:p text:style-name="P34">Map the tablet to "Part of the screen" and select a range which covers both monitors. Apply the changes. (Expect 2)</text:p>
                      </text:list-item>
                    </text:list>
                  </text:list-item>
                </text:list>
              </text:list-item>
            </text:list>
          </table:table-cell>
          <table:table-cell table:style-name="Tabelle1.C35" office:value-type="string">
            <text:list xml:id="list2156364966" text:continue-list="list2152106881" text:style-name="L2">
              <text:list-item text:start-value="1">
                <text:p text:style-name="P33">The tablet is mapped to the configured screen.</text:p>
              </text:list-item>
              <text:list-item>
                <text:p text:style-name="P33">The tablet is mapped to the configured screen area.</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ablet Area</text:p>
            <text:p text:style-name="P12">(Single Monitor)</text:p>
          </table:table-cell>
          <table:table-cell table:style-name="Tabelle1.B35" office:value-type="string">
            <text:list xml:id="list1097165794" text:continue-list="list1031618954" text:style-name="L3">
              <text:list-item>
                <text:list>
                  <text:list-item>
                    <text:list>
                      <text:list-item text:start-value="1">
                        <text:p text:style-name="P34">Make sure your pen operates in absolute mode and the Screen Area is set to "Full screen"</text:p>
                      </text:list-item>
                      <text:list-item>
                        <text:p text:style-name="P34">Select "Part of the tablet" from the "Tablet Area" group and use the red box on the right to select an area of your tablet. Apply the changes. (Expect 1)</text:p>
                      </text:list-item>
                      <text:list-item>
                        <text:p text:style-name="P34">Select "Part of the screen" from the "Screen Area" group and configure a screen area. Apply the changes. (Expect 2)</text:p>
                      </text:list-item>
                      <text:list-item>
                        <text:p text:style-name="P34">Select the "Force Proportions" checkbox (Expect 3).</text:p>
                      </text:list-item>
                      <text:list-item>
                        <text:p text:style-name="P34">Select "Full Tablet" from the "Tablet Area" group and apply the changes.</text:p>
                      </text:list-item>
                    </text:list>
                  </text:list-item>
                </text:list>
              </text:list-item>
            </text:list>
          </table:table-cell>
          <table:table-cell table:style-name="Tabelle1.C35" office:value-type="string">
            <text:list xml:id="list1851228078" text:continue-list="list2156364966" text:style-name="L2">
              <text:list-item text:start-value="1">
                <text:p text:style-name="P33">The screen is mapped to the configured tablet area.</text:p>
              </text:list-item>
              <text:list-item>
                <text:p text:style-name="P33">The configured tablet area is mapped to the configured screen area.</text:p>
              </text:list-item>
              <text:list-item>
                <text:p text:style-name="P33">The red tablet area selection box is adjusted to match the proportions of the red screen area box.</text:p>
              </text:list-item>
              <text:list-item>
                <text:p text:style-name="P33">The full tablet area is mapped to the configured screen area.</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Tablet Area</text:p>
            <text:p text:style-name="P12">(Multi Monitor)</text:p>
          </table:table-cell>
          <table:table-cell table:style-name="Tabelle1.B35" office:value-type="string">
            <text:list xml:id="list951601224" text:continue-list="list1097165794" text:style-name="L3">
              <text:list-item>
                <text:list>
                  <text:list-item>
                    <text:list>
                      <text:list-item text:start-value="1">
                        <text:p text:style-name="P34">Repeat the tests from the single monitor section but make sure all selected screen areas cover multiple monitors. (Expect 1)</text:p>
                      </text:list-item>
                    </text:list>
                  </text:list-item>
                </text:list>
              </text:list-item>
            </text:list>
          </table:table-cell>
          <table:table-cell table:style-name="Tabelle1.C35" office:value-type="string">
            <text:list xml:id="list1485379979" text:continue-list="list1851228078" text:style-name="L2">
              <text:list-item text:start-value="1">
                <text:p text:style-name="P33">Expect results from single monitor test.</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5" office:value-type="string">
            <text:p text:style-name="P12">Calibrate</text:p>
          </table:table-cell>
          <table:table-cell table:style-name="Tabelle1.B35" office:value-type="string">
            <text:list xml:id="list2083457786" text:continue-list="list951601224" text:style-name="L3">
              <text:list-item>
                <text:list>
                  <text:list-item>
                    <text:list>
                      <text:list-item text:start-value="1">
                        <text:p text:style-name="P34">Make sure your pen operates in absolute mode.</text:p>
                      </text:list-item>
                      <text:list-item>
                        <text:p text:style-name="P34">Press the calibrate button. (Expect 1)</text:p>
                      </text:list-item>
                      <text:list-item>
                        <text:p text:style-name="P34">Press Escape (Expect 2)</text:p>
                      </text:list-item>
                      <text:list-item>
                        <text:p text:style-name="P34">Press the calibrate button (Expect 1)</text:p>
                      </text:list-item>
                      <text:list-item>
                        <text:p text:style-name="P34">Follow the instructions on the screen. (Expect 3)</text:p>
                      </text:list-item>
                      <text:list-item>
                        <text:p text:style-name="P34">Apply the changes (Expect 4)</text:p>
                      </text:list-item>
                    </text:list>
                  </text:list-item>
                </text:list>
              </text:list-item>
            </text:list>
          </table:table-cell>
          <table:table-cell table:style-name="Tabelle1.C35" office:value-type="string">
            <text:list xml:id="list1886947364" text:continue-list="list1485379979" text:style-name="L2">
              <text:list-item text:start-value="1">
                <text:p text:style-name="P33">A fullscreen calibration window opens.</text:p>
              </text:list-item>
              <text:list-item>
                <text:p text:style-name="P33">The window closes</text:p>
              </text:list-item>
              <text:list-item>
                <text:p text:style-name="P33">The window closes and the red area box marks the calibrated area.</text:p>
              </text:list-item>
              <text:list-item>
                <text:p text:style-name="P33">Your tablet is properly calibrated.</text:p>
              </text:list-item>
            </text:list>
          </table:table-cell>
          <table:table-cell table:style-name="Tabelle1.D35" office:value-type="string">
            <text:p text:style-name="P11"/>
          </table:table-cell>
          <table:table-cell table:style-name="Tabelle1.E2" office:value-type="string">
            <text:p text:style-name="P11"/>
          </table:table-cell>
        </table:table-row>
        <table:table-row>
          <table:table-cell table:style-name="Tabelle1.A36" table:number-columns-spanned="5" office:value-type="string">
            <text:p text:style-name="P13">Touch Mapping</text:p>
          </table:table-cell>
          <table:covered-table-cell/>
          <table:covered-table-cell/>
          <table:covered-table-cell/>
          <table:covered-table-cell/>
        </table:table-row>
        <table:table-row>
          <table:table-cell table:style-name="Tabelle1.A37" office:value-type="string">
            <text:p text:style-name="P12">Touch Mapping</text:p>
          </table:table-cell>
          <table:table-cell table:style-name="Tabelle1.B37" office:value-type="string">
            <text:list xml:id="list2046364831" text:continue-list="list2083457786" text:style-name="L3">
              <text:list-item>
                <text:list>
                  <text:list-item>
                    <text:list>
                      <text:list-item text:start-value="1">
                        <text:p text:style-name="P34">Repeat the tests from the Pad Mapping <text:soft-page-break/>section only with touch in mind.</text:p>
                      </text:list-item>
                    </text:list>
                  </text:list-item>
                </text:list>
              </text:list-item>
            </text:list>
          </table:table-cell>
          <table:table-cell table:style-name="Tabelle1.C37" office:value-type="string">
            <text:list xml:id="list77082745" text:continue-list="list1886947364" text:style-name="L2">
              <text:list-item text:start-value="1">
                <text:p text:style-name="P33">The features work as expected.</text:p>
              </text:list-item>
            </text:list>
          </table:table-cell>
          <table:table-cell table:style-name="Tabelle1.D37" office:value-type="string">
            <text:p text:style-name="P11"/>
          </table:table-cell>
          <table:table-cell table:style-name="Tabelle1.E2" office:value-type="string">
            <text:p text:style-name="P11"/>
          </table:table-cell>
        </table:table-row>
      </table:table>
      <text:p text:style-name="P2"><text:tab/></text:p>
      <text:p text:style-name="P2"/>
      <text:h text:style-name="P43"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8">Test</text:p>
          </table:table-cell>
          <table:table-cell table:style-name="Tabelle2.A1" office:value-type="string">
            <text:p text:style-name="P18">Action</text:p>
          </table:table-cell>
          <table:table-cell table:style-name="Tabelle2.A1" office:value-type="string">
            <text:p text:style-name="P18">Expect</text:p>
          </table:table-cell>
          <table:table-cell table:style-name="Tabelle2.A1" office:value-type="string">
            <text:p text:style-name="P18">Issues</text:p>
          </table:table-cell>
          <table:table-cell table:style-name="Tabelle2.E1" office:value-type="string">
            <text:p text:style-name="P18">Result</text:p>
          </table:table-cell>
        </table:table-row>
        <table:table-row>
          <table:table-cell table:style-name="Tabelle2.A7" office:value-type="string">
            <text:p text:style-name="P13">Add Applet with no services or tablets being available.</text:p>
          </table:table-cell>
          <table:table-cell table:style-name="Tabelle2.B2" office:value-type="string">
            <text:list xml:id="list363598586" text:style-name="L4">
              <text:list-item>
                <text:p text:style-name="P24">Disconnect any tablet devices.</text:p>
              </text:list-item>
              <text:list-item>
                <text:p text:style-name="P24">Stop the KDE Tablet Daemon Service.</text:p>
              </text:list-item>
              <text:list-item>
                <text:p text:style-name="P24">Right click on the desktop.</text:p>
              </text:list-item>
              <text:list-item>
                <text:p text:style-name="P24">Select "Unlock Widgets" if your widgets are currently locked.</text:p>
              </text:list-item>
              <text:list-item>
                <text:p text:style-name="P24">Right click again and select "Add Widgets"</text:p>
              </text:list-item>
              <text:list-item>
                <text:p text:style-name="P24">Select the Wacom Tablet Applet from the widget selection dialog (Expect 1).</text:p>
              </text:list-item>
              <text:list-item>
                <text:p text:style-name="P24">Start the KDE Tablet Daemon Service (Expect 2).</text:p>
              </text:list-item>
              <text:list-item>
                <text:p text:style-name="P24">Connect a tablet device (Expect 3).</text:p>
              </text:list-item>
            </text:list>
          </table:table-cell>
          <table:table-cell table:style-name="Tabelle2.C2" office:value-type="string">
            <text:list xml:id="list1588982572" text:continue-list="list363598586" text:style-name="L4">
              <text:list-item text:start-value="1">
                <text:p text:style-name="P25">The applet is added to the desktop.<text:line-break/>The applet shows an error message about the tablet daemon not being available.</text:p>
              </text:list-item>
              <text:list-item>
                <text:p text:style-name="P25">The applet shows an error about no tablet being connected.</text:p>
              </text:list-item>
              <text:list-item>
                <text:p text:style-name="P25">The applet configuration settings become availab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Remove Applet</text:p>
          </table:table-cell>
          <table:table-cell table:style-name="Tabelle2.B4" office:value-type="string">
            <text:list xml:id="list170002719" text:style-name="L5">
              <text:list-item>
                <text:p text:style-name="P27">Make sure a tablet is connected and the applet was added to the desktop.</text:p>
              </text:list-item>
              <text:list-item>
                <text:p text:style-name="P27">Remove the applet from the desktop (Expect 1 &amp; 2).</text:p>
              </text:list-item>
              <text:list-item>
                <text:p text:style-name="P27">Remove the tablet. (Expect 2)</text:p>
              </text:list-item>
              <text:list-item>
                <text:p text:style-name="P27">Add the applet to the desktop again (Expect 3)</text:p>
              </text:list-item>
              <text:list-item>
                <text:p text:style-name="P27">Remove the applet form the desktop (Expect 1 &amp; 2).</text:p>
              </text:list-item>
            </text:list>
          </table:table-cell>
          <table:table-cell table:style-name="Tabelle2.C4" office:value-type="string">
            <text:list xml:id="list162870953" text:continue-list="list170002719" text:style-name="L5">
              <text:list-item text:start-value="1">
                <text:p text:style-name="P30">The applet is removed from the desktop without crashing.</text:p>
              </text:list-item>
              <text:list-item>
                <text:p text:style-name="P30">The plasma-desktop does not crash.</text:p>
              </text:list-item>
              <text:list-item>
                <text:p text:style-name="P30">An error message about no tablet being connected is displayed.</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Add Applet with all services being available.</text:p>
          </table:table-cell>
          <table:table-cell table:style-name="Tabelle2.B4" office:value-type="string">
            <text:list xml:id="list2109220556" text:continue-numbering="true" text:style-name="L5">
              <text:list-item>
                <text:p text:style-name="P27">Make sure the KDE Tablet Daemon Service is running and a tablet is connected.</text:p>
              </text:list-item>
              <text:list-item>
                <text:p text:style-name="P27">Use the Wacom Tablet <text:s/>Configuration Module to activate a profile other than the default profile.</text:p>
              </text:list-item>
              <text:list-item>
                <text:p text:style-name="P27">Add the Wacom Tablet Applet to the desktop (Expect 1 &amp; 2).</text:p>
              </text:list-item>
              <text:list-item>
                <text:p text:style-name="P27">Use the Wacom Tablet Configuration Module to switch to different profiles and change the <text:soft-page-break/>settings of an active profile. Press Apply to apply these changes and watch how the applet configuration widgets change (Expect 2).</text:p>
              </text:list-item>
            </text:list>
          </table:table-cell>
          <table:table-cell table:style-name="Tabelle2.C4" office:value-type="string">
            <text:list xml:id="list292995693" text:continue-list="list2109220556" text:style-name="L5">
              <text:list-item text:start-value="1">
                <text:p text:style-name="P30">The tablet applet is added to the desktop and no error messages are displayed.</text:p>
              </text:list-item>
              <text:list-item>
                <text:p text:style-name="P30">The correct profile is selected and the configuration options currently selected match those of the profi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Select Profile</text:p>
          </table:table-cell>
          <table:table-cell table:style-name="Tabelle2.B5" office:value-type="string">
            <text:list xml:id="list1424583220" text:style-name="L6">
              <text:list-item>
                <text:p text:style-name="P28">Connect a tablet device.</text:p>
              </text:list-item>
              <text:list-item>
                <text:p text:style-name="P28">Select a profile from the drop down (Expect 1).</text:p>
              </text:list-item>
              <text:list-item>
                <text:p text:style-name="P28">Select a different profile (Expect 1).</text:p>
              </text:list-item>
            </text:list>
          </table:table-cell>
          <table:table-cell table:style-name="Tabelle2.C5" office:value-type="string">
            <text:list xml:id="list1983924014" text:continue-list="list1424583220" text:style-name="L6">
              <text:list-item text:start-value="1">
                <text:p text:style-name="P35">The profile is activated and the applet's configuration widgets are set according to the profile's setting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Enable / Disable Touch</text:p>
          </table:table-cell>
          <table:table-cell table:style-name="Tabelle2.B6" office:value-type="string">
            <text:list xml:id="list1155519215" text:continue-list="list1983924014" text:style-name="L6">
              <text:list-item text:start-value="1">
                <text:p text:style-name="P28">Connect a touch-cabable tablet device.</text:p>
              </text:list-item>
              <text:list-item>
                <text:p text:style-name="P28">Toggle the Touch radio button to off (Expect 1)</text:p>
              </text:list-item>
              <text:list-item>
                <text:p text:style-name="P28">Toggle the Touch radion button to on (Expect 2)</text:p>
              </text:list-item>
            </text:list>
          </table:table-cell>
          <table:table-cell table:style-name="Tabelle2.C6" office:value-type="string">
            <text:list xml:id="list1919545815" text:continue-list="list1155519215" text:style-name="L6">
              <text:list-item text:start-value="1">
                <text:p text:style-name="P36">The touch feature of the tablet is turned off.</text:p>
              </text:list-item>
              <text:list-item>
                <text:p text:style-name="P36">The touch feature of the tablet is turned on.</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Manual Rotation</text:p>
          </table:table-cell>
          <table:table-cell table:style-name="Tabelle2.B7" office:value-type="string">
            <text:list xml:id="list1881117514" text:style-name="L7">
              <text:list-item>
                <text:p text:style-name="P37">Connect a tablet device preferably with touch capability.</text:p>
              </text:list-item>
              <text:list-item>
                <text:p text:style-name="P37">Press the rotate-left button (Expect 1)</text:p>
              </text:list-item>
              <text:list-item>
                <text:p text:style-name="P37">Press the rotate-right button (Expect 2)</text:p>
              </text:list-item>
              <text:list-item>
                <text:p text:style-name="P37">Press the rotate-half button (Expect 3)</text:p>
              </text:list-item>
              <text:list-item>
                <text:p text:style-name="P37">Press the reset-rotate button (Expect 4)</text:p>
              </text:list-item>
              <text:list-item>
                <text:p text:style-name="P37">Select each option and then press the same button again (Expect 5).</text:p>
              </text:list-item>
            </text:list>
          </table:table-cell>
          <table:table-cell table:style-name="Tabelle2.C7" office:value-type="string">
            <text:list xml:id="list1281877477" text:continue-list="list1881117514" text:style-name="L7">
              <text:list-item text:start-value="1">
                <text:p text:style-name="P31">Stylus, Eraser and Touch controls are rotated counter clock wise.</text:p>
              </text:list-item>
              <text:list-item>
                <text:p text:style-name="P31">Stylus, Eraser and Touch controls are rotated clock wise.</text:p>
              </text:list-item>
              <text:list-item>
                <text:p text:style-name="P31">Stylus, Eraser and Touch controls are rotated upside down.</text:p>
              </text:list-item>
              <text:list-item>
                <text:p text:style-name="P31">Stylus, Eraser and Touch controls are back to normal.</text:p>
              </text:list-item>
              <text:list-item>
                <text:p text:style-name="P31">Nothing change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959474468" text:style-name="L8">
              <text:list-item>
                <text:p text:style-name="P38">Connect a tablet device preferably with touch capability.</text:p>
              </text:list-item>
              <text:list-item>
                <text:p text:style-name="P38">Toggle Mode to "Absolute" (Expect 1)</text:p>
              </text:list-item>
              <text:list-item>
                <text:p text:style-name="P38">Toggle Mode to "Relative" (Expect 2)</text:p>
              </text:list-item>
              <text:list-item>
                <text:p text:style-name="P38">Toggle back to "Absolute" (Expect 1)</text:p>
              </text:list-item>
            </text:list>
          </table:table-cell>
          <table:table-cell table:style-name="Tabelle2.C9" office:value-type="string">
            <text:list xml:id="list1505388669" text:continue-list="list959474468" text:style-name="L8">
              <text:list-item text:start-value="1">
                <text:p text:style-name="P32">Stylus and Eraser mode is switched to absolute; Touch mode is unchanged.</text:p>
              </text:list-item>
              <text:list-item>
                <text:p text:style-name="P32">Stylus and Eraser mode is switched to relative; Touch mode is unchanged.</text:p>
              </text:list-item>
            </text:list>
          </table:table-cell>
          <table:table-cell table:style-name="Tabelle2.D9" office:value-type="string">
            <text:p text:style-name="P11"/>
          </table:table-cell>
          <table:table-cell table:style-name="Tabelle2.E2" office:value-type="string">
            <text:p text:style-name="P11"/>
          </table:table-cell>
        </table:table-row>
        <table:table-row>
          <table:table-cell table:style-name="Tabelle2.A9" office:value-type="string">
            <text:p text:style-name="P13">Settings Dialog</text:p>
          </table:table-cell>
          <table:table-cell table:style-name="Tabelle2.B9" office:value-type="string">
            <text:list xml:id="list1748290014" text:continue-list="list1505388669" text:style-name="L8">
              <text:list-item text:start-value="1">
                <text:p text:style-name="P38">Connect a tablet device.</text:p>
              </text:list-item>
              <text:list-item>
                <text:p text:style-name="P38">Open the settings dialog by pressing the settings icon of the plasma widget (Expect 1).</text:p>
              </text:list-item>
              <text:list-item>
                <text:p text:style-name="P38">Cancel the settings dialog (Expect 2).</text:p>
              </text:list-item>
              <text:list-item>
                <text:p text:style-name="P38"><text:soft-page-break/>Open the settings dialog again (Expect 1).</text:p>
              </text:list-item>
              <text:list-item>
                <text:p text:style-name="P38">Change different type of settings like the profile, the touch mode, etc. and confirm the changes with the ok button. (Expect 3).</text:p>
              </text:list-item>
              <text:list-item>
                <text:p text:style-name="P38">Disconnect the tablet.</text:p>
              </text:list-item>
              <text:list-item>
                <text:p text:style-name="P38">Open the settings dialog again (Expect 4).</text:p>
              </text:list-item>
            </text:list>
          </table:table-cell>
          <table:table-cell table:style-name="Tabelle2.C9" office:value-type="string">
            <text:list xml:id="list1305639702" text:continue-list="list1748290014" text:style-name="L8">
              <text:list-item text:start-value="1">
                <text:p text:style-name="P32">The KCM settings dialog is displayed with the currently selected profile.</text:p>
              </text:list-item>
              <text:list-item>
                <text:p text:style-name="P32">The dialog is closed without crashing <text:soft-page-break/>and no changes are applied to the current tablet settings.</text:p>
              </text:list-item>
              <text:list-item>
                <text:p text:style-name="P32">The changes are applied and the applet's configuration widgets are updated accordingly.</text:p>
              </text:list-item>
              <text:list-item>
                <text:p text:style-name="P32">The settings dialog is opened but displays an error message about no tablet being available.</text:p>
              </text:list-item>
            </text:list>
          </table:table-cell>
          <table:table-cell table:style-name="Tabelle2.D9" office:value-type="string">
            <text:p text:style-name="P11"/>
          </table:table-cell>
          <table:table-cell table:style-name="Tabelle2.E2"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Overview</text:chapter></text:span></text:p>
      </style:header>
      <style:footer>
        <text:p text:style-name="MP1"><text:page-number text:select-page="current">3</text:page-number> / <text:page-count>1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6M8S</meta:editing-duration>
    <meta:editing-cycles>136</meta:editing-cycles>
    <meta:generator>LibreOffice/3.5$Linux_X86_64 LibreOffice_project/350m1$Build-2</meta:generator>
    <dc:date>2012-10-28T23:58:37</dc:date>
    <dc:title>KDE Wacom Tablet</dc:title>
    <dc:subject>System Test Specification</dc:subject>
    <meta:document-statistic meta:table-count="6" meta:image-count="0" meta:object-count="0" meta:page-count="16" meta:paragraph-count="375" meta:word-count="3334" meta:character-count="3102" meta:non-whitespace-character-count="15935"/>
    <meta:user-defined meta:name="Status">Draft</meta:user-defined>
    <meta:user-defined meta:name="Version">1.0</meta:user-defined>
  </office:meta>
</office:document-meta>
</file>